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98cm" fo:min-width="7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498cm" fo:min-width="7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5.7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9400d3" draw:marker-start-width="0.279cm" draw:marker-end-width="0.279cm" draw:fill="none" draw:fill-color="#729fcf" draw:textarea-horizontal-align="justify" draw:textarea-vertical-align="middle" draw:auto-grow-height="false" fo:min-height="0.962cm" fo:min-width="5.7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79cm" draw:marker-end-width="0.279cm" draw:fill="solid" draw:fill-color="#faebd7" draw:textarea-horizontal-align="justify" draw:textarea-vertical-align="top" draw:auto-grow-height="false" fo:min-height="4.752cm" fo:min-width="8.10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9400d3" draw:marker-start-width="0.279cm" draw:marker-end-width="0.279cm" draw:fill="solid" draw:fill-color="#e6e6fa" draw:textarea-horizontal-align="justify" draw:textarea-vertical-align="top" draw:auto-grow-height="false" fo:min-height="4.572cm" fo:min-width="7.722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8000" draw:marker-start-width="0.279cm" draw:marker-end-width="0.279cm" draw:fill="none" draw:fill-color="#729fcf" draw:textarea-horizontal-align="justify" draw:textarea-vertical-align="middle" draw:auto-grow-height="false" fo:min-height="0.962cm" fo:min-width="6.11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00ff" draw:marker-start-width="0.279cm" draw:marker-end-width="0.279cm" draw:fill="none" draw:fill-color="#729fcf" draw:textarea-horizontal-align="justify" draw:textarea-vertical-align="middle" draw:auto-grow-height="false" fo:min-height="0.962cm" fo:min-width="6.11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ff" draw:marker-start-width="0.279cm" draw:marker-end-width="0.279cm" draw:fill="none" draw:fill-color="#729fcf" draw:textarea-horizontal-align="justify" draw:textarea-vertical-align="middle" draw:auto-grow-height="false" fo:min-height="0.962cm" fo:min-width="6.11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9400d3" draw:marker-start-width="0.279cm" draw:marker-end-width="0.279cm" draw:fill="none" draw:fill-color="#e6e6fa" draw:textarea-horizontal-align="justify" draw:textarea-vertical-align="top" draw:auto-grow-height="false" fo:min-height="2.046cm" fo:min-width="10.396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svg:stroke-width="0.053cm" svg:stroke-color="#008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8000" draw:marker-start-width="0.279cm" draw:marker-end-width="0.279cm" draw:fill="none" draw:fill-color="#e6e6fa" draw:textarea-horizontal-align="justify" draw:textarea-vertical-align="top" draw:auto-grow-height="false" fo:min-height="0.781cm" fo:min-width="10.53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c9211e" draw:marker-start-width="0.279cm" draw:marker-end-width="0.279cm" draw:fill="none" draw:fill-color="#e6e6fa" draw:textarea-horizontal-align="justify" draw:textarea-vertical-align="top" draw:auto-grow-height="false" fo:min-height="0.781cm" fo:min-width="10.53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ff" draw:marker-start-width="0.279cm" draw:marker-end-width="0.279cm" draw:fill="none" draw:fill-color="#e6e6fa" draw:textarea-horizontal-align="justify" draw:textarea-vertical-align="top" draw:auto-grow-height="false" fo:min-height="2.586cm" fo:min-width="13.336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ff00ff" draw:marker-start-width="0.279cm" draw:marker-end-width="0.279cm" draw:fill="none" draw:fill-color="#e6e6fa" draw:textarea-horizontal-align="justify" draw:textarea-vertical-align="top" draw:auto-grow-height="false" fo:min-height="1.684cm" fo:min-width="12.83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ff00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0000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8000" draw:marker-start-width="0.279cm" draw:marker-end-width="0.279cm" draw:fill="none" draw:fill-color="#729fcf" draw:textarea-horizontal-align="justify" draw:textarea-vertical-align="middle" draw:auto-grow-height="false" fo:min-height="0.962cm" fo:min-width="16.912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98cm" fo:min-width="7.6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8000" draw:marker-start-width="0.279cm" draw:marker-end-width="0.279cm" draw:fill="none" draw:fill-color="#729fcf" draw:textarea-horizontal-align="justify" draw:textarea-vertical-align="middle" draw:auto-grow-height="false" fo:min-height="0.962cm" fo:min-width="15.312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607cm" fo:min-width="11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789cm" fo:min-width="11.0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ff00ff" draw:marker-start-width="0.279cm" draw:marker-end-width="0.279cm" draw:fill="none" draw:fill-color="#729fcf" draw:textarea-horizontal-align="justify" draw:textarea-vertical-align="middle" draw:auto-grow-height="false" fo:min-height="0.962cm" fo:min-width="6.71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063cm" style:use-optimal-column-width="false"/>
    </style:style>
    <style:style style:name="co2" style:family="table-column">
      <style:table-column-properties style:column-width="19.536cm" style:use-optimal-column-width="false"/>
    </style:style>
    <style:style style:name="co3" style:family="table-column">
      <style:table-column-properties style:column-width="5.573cm" style:use-optimal-column-width="false"/>
    </style:style>
    <style:style style:name="co4" style:family="table-column">
      <style:table-column-properties style:column-width="12.426cm" style:use-optimal-column-width="false"/>
    </style:style>
    <style:style style:name="co5" style:family="table-column">
      <style:table-column-properties style:column-width="5.058cm" style:use-optimal-column-width="false"/>
    </style:style>
    <style:style style:name="co6" style:family="table-column">
      <style:table-column-properties style:column-width="18.324cm" style:use-optimal-column-width="false"/>
    </style:style>
    <style:style style:name="co7" style:family="table-column">
      <style:table-column-properties style:column-width="1.989cm" style:use-optimal-column-width="false"/>
    </style:style>
    <style:style style:name="co8" style:family="table-column">
      <style:table-column-properties style:column-width="6.716cm" style:use-optimal-column-width="false"/>
    </style:style>
    <style:style style:name="co9" style:family="table-column">
      <style:table-column-properties style:column-width="2.892cm" style:use-optimal-column-width="false"/>
    </style:style>
    <style:style style:name="co10" style:family="table-column">
      <style:table-column-properties style:column-width="8.721cm" style:use-optimal-column-width="false"/>
    </style:style>
    <style:style style:name="co11" style:family="table-column">
      <style:table-column-properties style:column-width="5.857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148cm" style:use-optimal-row-height="false"/>
    </style:style>
    <style:style style:name="ro3" style:family="table-row">
      <style:table-row-properties style:row-height="1.401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003cm" style:use-optimal-row-height="false"/>
    </style:style>
    <style:style style:name="ro6" style:family="table-row">
      <style:table-row-properties style:row-height="1.3cm" style:use-optimal-row-height="false"/>
    </style:style>
    <style:style style:name="ro7" style:family="table-row">
      <style:table-row-properties style:row-height="1.295cm" style:use-optimal-row-height="false"/>
    </style:style>
    <style:style style:name="ro8" style:family="table-row">
      <style:table-row-properties style:row-height="1.52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ff" style:font-name="Liberation Mono1"/>
    </style:style>
    <style:style style:name="ce2" style:family="table-cell">
      <loext:graphic-properties draw:textarea-vertical-align="middle"/>
    </style:style>
    <style:style style:name="ce3" style:family="table-cell">
      <style:paragraph-properties fo:text-align="center"/>
      <style:text-properties style:font-name="Liberation Mono1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text-properties style:font-name="Liberation Mono1" fo:font-size="16pt" style:font-size-asian="16pt" style:font-size-complex="16pt"/>
    </style:style>
    <style:style style:name="ce6" style:family="table-cell">
      <loext:graphic-properties draw:textarea-vertical-align="middle"/>
      <style:text-properties style:font-name="Liberation Mono1"/>
    </style:style>
    <style:style style:name="ce7" style:family="table-cell">
      <loext:graphic-properties draw:textarea-vertical-align="middle"/>
      <style:paragraph-properties fo:text-align="center"/>
      <style:text-properties style:font-name="Liberation Mono1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  <style:text-properties fo:color="#0000ff" style:font-name="Liberation Mono1"/>
    </style:style>
    <style:style style:name="P7" style:family="paragraph">
      <loext:graphic-properties draw:fill="none"/>
      <style:paragraph-properties fo:text-align="start" style:writing-mode="lr-tb"/>
      <style:text-properties fo:color="#0000ff" style:font-name="Liberation Mono1"/>
    </style:style>
    <style:style style:name="P8" style:family="paragraph">
      <style:paragraph-properties fo:text-align="center" style:writing-mode="lr-tb"/>
      <style:text-properties style:font-name="Liberation Mono1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Liberation Mono1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729fc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start" style:writing-mode="lr-tb"/>
      <style:text-properties fo:font-size="18pt"/>
    </style:style>
    <style:style style:name="P15" style:family="paragraph">
      <loext:graphic-properties draw:fill="solid" draw:fill-color="#faebd7"/>
      <style:paragraph-properties fo:text-align="start" style:writing-mode="lr-tb"/>
      <style:text-properties fo:font-size="18pt"/>
    </style:style>
    <style:style style:name="P16" style:family="paragraph">
      <loext:graphic-properties draw:fill="solid" draw:fill-color="#e6e6fa"/>
      <style:paragraph-properties fo:text-align="start" style:writing-mode="lr-tb"/>
      <style:text-properties fo:font-size="18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729fcf"/>
      <style:paragraph-properties fo:text-align="center" style:writing-mode="lr-tb"/>
    </style:style>
    <style:style style:name="P21" style:family="paragraph">
      <loext:graphic-properties draw:fill="none" draw:fill-color="#e6e6fa"/>
      <style:paragraph-properties fo:text-align="start" style:writing-mode="lr-tb"/>
    </style:style>
    <style:style style:name="P22" style:family="paragraph">
      <style:text-properties style:font-name="Liberation Mono1" fo:font-size="16pt" style:font-size-asian="16pt" style:font-size-complex="16pt"/>
    </style:style>
    <style:style style:name="P23" style:family="paragraph">
      <style:text-properties style:font-name="Liberation Mono1"/>
    </style:style>
    <style:style style:name="P24" style:family="paragraph">
      <loext:graphic-properties draw:fill="none" draw:fill-color="#729fcf"/>
      <style:paragraph-properties fo:text-align="center" style:writing-mode="lr-tb"/>
      <style:text-properties style:font-name="Liberation Mono1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ff" style:font-name="Liberation Mono1"/>
    </style:style>
    <style:style style:name="P26" style:family="paragraph">
      <style:paragraph-properties fo:line-height="150%"/>
    </style:style>
    <style:style style:name="P27" style:family="paragraph">
      <style:paragraph-properties fo:margin-left="0cm" fo:margin-right="0cm" fo:margin-top="0cm" fo:margin-bottom="0cm" fo:line-height="150%" fo:text-indent="0cm"/>
    </style:style>
    <style:style style:name="P28" style:family="paragraph">
      <loext:graphic-properties draw:fill="none" draw:fill-color="#ffffff"/>
      <style:paragraph-properties fo:line-height="150%" style:writing-mode="lr-tb"/>
      <style:text-properties fo:font-style="italic" style:font-style-asian="italic" style:font-style-complex="italic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fo:color="#228b22"/>
    </style:style>
    <style:style style:name="T4" style:family="text">
      <style:text-properties fo:color="#0000ff" style:font-name="Liberation Mono1" fo:font-size="24pt" style:font-size-asian="24pt" style:font-size-complex="24pt"/>
    </style:style>
    <style:style style:name="T5" style:family="text">
      <style:text-properties fo:color="#0000ff" style:font-name="Liberation Mono1" fo:font-size="26pt" style:font-size-asian="26pt" style:font-size-complex="26pt"/>
    </style:style>
    <style:style style:name="T6" style:family="text">
      <style:text-properties fo:color="#0000ff" style:font-name="Liberation Mono1"/>
    </style:style>
    <style:style style:name="T7" style:family="text">
      <style:text-properties style:font-name="Liberation Mono1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9211e"/>
    </style:style>
    <style:style style:name="T11" style:family="text">
      <style:text-properties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17" style:family="text">
      <style:text-properties style:font-name="Liberation Mono1" fo:font-size="16pt" style:font-size-asian="16pt" style:font-size-complex="16pt"/>
    </style:style>
    <style:style style:name="T18" style:family="text">
      <style:text-properties fo:color="#0000ff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awk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A language for processing fields and record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Introduc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It is a programming language</text:span></text:p>
              </text:list-item>
              <text:list-item>
                <text:p><text:span text:style-name="T2">awk</text:span> is an abbreviation of the three people who developed it: <text:span text:style-name="T2">A</text:span>ho, <text:span text:style-name="T2">W</text:span>einberger &amp; <text:span text:style-name="T2">K</text:span>ernighan</text:p>
              </text:list-item>
              <text:list-item>
                <text:p>It is a part of POSIX, IEEE 1003.1-2008</text:p>
              </text:list-item>
              <text:list-item>
                <text:p>Variants: nawk, gawk, mawk ...</text:p>
              </text:list-item>
              <text:list-item>
                <text:p>gawk contains features that extend POSI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Execution mode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Input stream is a set of records</text:p>
              </text:list-item>
              <text:list-item>
                <text:p text:style-name="P4"><text:span text:style-name="T3">Eg., using “\n” as record separator, lines are records</text:span></text:p>
              </text:list-item>
              <text:list-item>
                <text:p>Each record is a sequence of fields</text:p>
              </text:list-item>
              <text:list-item>
                <text:p><text:span text:style-name="T3">Eg., using “ “ as field separator, words are fields</text:span></text:p>
              </text:list-item>
              <text:list-item>
                <text:p text:style-name="P4">Splitting of records to fields is done automatically</text:p>
              </text:list-item>
              <text:list-item>
                <text:p><text:span text:style-name="T2">Each code block executes on one record at a time, as matched by the pattern of that blo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usage</text:p>
          </draw:text-box>
        </draw:frame>
        <draw:frame presentation:style-name="pr4" draw:text-style-name="P5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Single line at the command line</text:p>
                <text:p><text:span text:style-name="T4">cat /etc/passwd | awk -F”:” ‘{print $1}’</text:span></text:p>
              </text:list-item>
              <text:list-item>
                <text:p>Script interpreted by awk</text:p>
                <text:p><text:span text:style-name="T5">./myscript.awk /etc/passwd</text:span></text:p>
              </text:list-item>
            </text:list>
          </draw:text-box>
        </draw:frame>
        <draw:custom-shape draw:style-name="gr2" draw:text-style-name="P7" draw:layer="layout" svg:width="8.2cm" svg:height="5.8cm" svg:x="19.2cm" svg:y="9.3cm">
          <text:p text:style-name="P6"><text:span text:style-name="T6">#</text:span><text:span text:style-name="T6">!</text:span><text:span text:style-name="T6">/</text:span><text:span text:style-name="T6">u</text:span><text:span text:style-name="T6">s</text:span><text:span text:style-name="T6">r</text:span><text:span text:style-name="T6">/</text:span><text:span text:style-name="T6">b</text:span><text:span text:style-name="T6">i</text:span><text:span text:style-name="T6">n</text:span><text:span text:style-name="T6">/</text:span><text:span text:style-name="T6">g</text:span><text:span text:style-name="T6">a</text:span><text:span text:style-name="T6">w</text:span><text:span text:style-name="T6">k</text:span><text:span text:style-name="T6"> </text:span><text:span text:style-name="T6">-</text:span><text:span text:style-name="T6">f</text:span><text:span text:style-name="T6"> </text:span></text:p>
          <text:p text:style-name="P6"><text:span text:style-name="T6">B</text:span><text:span text:style-name="T6">E</text:span><text:span text:style-name="T6">G</text:span><text:span text:style-name="T6">I</text:span><text:span text:style-name="T6">N</text:span><text:span text:style-name="T6"> </text:span><text:span text:style-name="T6">{</text:span></text:p>
          <text:p text:style-name="P6"><text:span text:style-name="T6"><text:tab/></text:span><text:span text:style-name="T6">F</text:span><text:span text:style-name="T6">S</text:span><text:span text:style-name="T6">=</text:span><text:span text:style-name="T6">”</text:span><text:span text:style-name="T6">:</text:span><text:span text:style-name="T6">”</text:span></text:p>
          <text:p text:style-name="P6"><text:span text:style-name="T6">}</text:span></text:p>
          <text:p text:style-name="P6"><text:span text:style-name="T6">{</text:span></text:p>
          <text:p text:style-name="P6"><text:span text:style-name="T6"><text:tab/></text:span><text:span text:style-name="T6">p</text:span><text:span text:style-name="T6">r</text:span><text:span text:style-name="T6">i</text:span><text:span text:style-name="T6">n</text:span><text:span text:style-name="T6">t</text:span><text:span text:style-name="T6"> </text:span><text:span text:style-name="T6">$</text:span><text:span text:style-name="T6">1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8.2cm" svg:height="0.8cm" svg:x="19.2cm" svg:y="8.5cm">
          <text:p text:style-name="P8"><text:span text:style-name="T7">myscript.aw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Built-in variables</text:p>
          </draw:text-box>
        </draw:frame>
        <draw:frame draw:style-name="standard" draw:layer="layout" svg:width="24.598cm" svg:height="12.64cm" svg:x="1.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ARGC</text:span></text:p>
              </table:table-cell>
              <table:table-cell table:style-name="ce2">
                <text:p>Number of arguments supplied on the command line </text:p>
                <text:p><text:span text:style-name="T8">(except those that came with -f &amp; -v options)</text:span></text:p>
              </table:table-cell>
            </table:table-row>
            <table:table-row table:style-name="ro1">
              <table:table-cell table:style-name="ce1">
                <text:p text:style-name="P10"><text:span text:style-name="T6">ARGV</text:span></text:p>
              </table:table-cell>
              <table:table-cell table:style-name="ce2">
                <text:p><text:span text:style-name="T9">Array of command line arguments supplied; indexed from 0 to ARGC-1</text:span></text:p>
              </table:table-cell>
            </table:table-row>
            <table:table-row table:style-name="ro1">
              <table:table-cell table:style-name="ce1">
                <text:p text:style-name="P10"><text:span text:style-name="T6">ENVIRON</text:span></text:p>
              </table:table-cell>
              <table:table-cell table:style-name="ce2">
                <text:p>Associative array of environment variables</text:p>
              </table:table-cell>
            </table:table-row>
            <table:table-row table:style-name="ro1">
              <table:table-cell table:style-name="ce1">
                <text:p text:style-name="P10"><text:span text:style-name="T6">FILENAME</text:span></text:p>
              </table:table-cell>
              <table:table-cell table:style-name="ce2">
                <text:p>Current filename being processed</text:p>
              </table:table-cell>
            </table:table-row>
            <table:table-row table:style-name="ro1">
              <table:table-cell table:style-name="ce1">
                <text:p text:style-name="P10"><text:span text:style-name="T6">FNR</text:span></text:p>
              </table:table-cell>
              <table:table-cell table:style-name="ce2">
                <text:p>Number of the current record, relative to the current file</text:p>
              </table:table-cell>
            </table:table-row>
            <table:table-row table:style-name="ro1">
              <table:table-cell table:style-name="ce1">
                <text:p text:style-name="P10"><text:span text:style-name="T6">FS</text:span></text:p>
              </table:table-cell>
              <table:table-cell table:style-name="ce2">
                <text:p>Field separator, can use regex</text:p>
              </table:table-cell>
            </table:table-row>
            <table:table-row table:style-name="ro1">
              <table:table-cell table:style-name="ce1">
                <text:p text:style-name="P10"><text:span text:style-name="T6">NF</text:span></text:p>
              </table:table-cell>
              <table:table-cell table:style-name="ce2">
                <text:p>Number of fields in the current record</text:p>
              </table:table-cell>
            </table:table-row>
            <table:table-row table:style-name="ro1">
              <table:table-cell table:style-name="ce1">
                <text:p text:style-name="P10"><text:span text:style-name="T6">NR</text:span></text:p>
              </table:table-cell>
              <table:table-cell table:style-name="ce2">
                <text:p>Number of the current record</text:p>
              </table:table-cell>
            </table:table-row>
            <table:table-row table:style-name="ro2">
              <table:table-cell table:style-name="ce1">
                <text:p text:style-name="P10"><text:span text:style-name="T6">OFMT</text:span></text:p>
              </table:table-cell>
              <table:table-cell table:style-name="ce2">
                <text:p>Output format for numbers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Built-in variables</text:p>
          </draw:text-box>
        </draw:frame>
        <draw:frame draw:style-name="standard" draw:layer="layout" svg:width="24.598cm" svg:height="12.499cm" svg:x="1.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2">OFS</text:span></text:p>
              </table:table-cell>
              <table:table-cell table:style-name="ce2">
                <text:p>Output fields separator</text:p>
              </table:table-cell>
            </table:table-row>
            <table:table-row table:style-name="ro1">
              <table:table-cell table:style-name="ce1">
                <text:p text:style-name="P10"><text:span text:style-name="T2">ORS</text:span></text:p>
              </table:table-cell>
              <table:table-cell table:style-name="ce2">
                <text:p>Output record separator</text:p>
              </table:table-cell>
            </table:table-row>
            <table:table-row table:style-name="ro1">
              <table:table-cell table:style-name="ce1">
                <text:p text:style-name="P10"><text:span text:style-name="T2">RS</text:span></text:p>
              </table:table-cell>
              <table:table-cell table:style-name="ce2">
                <text:p>Record separator</text:p>
              </table:table-cell>
            </table:table-row>
            <table:table-row table:style-name="ro1">
              <table:table-cell table:style-name="ce1">
                <text:p text:style-name="P10"><text:span text:style-name="T2">RLENGTH</text:span></text:p>
              </table:table-cell>
              <table:table-cell table:style-name="ce2">
                <text:p>Length of string matched by match() function</text:p>
              </table:table-cell>
            </table:table-row>
            <table:table-row table:style-name="ro1">
              <table:table-cell table:style-name="ce1">
                <text:p text:style-name="P10"><text:span text:style-name="T2">RSTART</text:span></text:p>
              </table:table-cell>
              <table:table-cell table:style-name="ce2">
                <text:p>First position in the string matched by match() function</text:p>
              </table:table-cell>
            </table:table-row>
            <table:table-row table:style-name="ro1">
              <table:table-cell table:style-name="ce1">
                <text:p text:style-name="P10"><text:span text:style-name="T2">SUBSEP</text:span></text:p>
              </table:table-cell>
              <table:table-cell table:style-name="ce2">
                <text:p>Separator character for array subscripts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>
                <text:p text:style-name="P10"><text:span text:style-name="T2">$0</text:span></text:p>
              </table:table-cell>
              <table:table-cell table:style-name="ce2">
                <text:p>Entire input record</text:p>
              </table:table-cell>
            </table:table-row>
            <table:table-row table:style-name="ro2">
              <table:table-cell table:style-name="ce1">
                <text:p text:style-name="P10"><text:span text:style-name="T2">$n</text:span></text:p>
              </table:table-cell>
              <table:table-cell table:style-name="ce2">
                <text:p><text:span text:style-name="T10">n</text:span>th field in the current recor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awk scripts</text:p>
          </draw:text-box>
        </draw:frame>
        <draw:custom-shape draw:style-name="gr4" draw:text-style-name="P12" xml:id="id1" draw:id="id1" draw:layer="layout" svg:width="6.4cm" svg:height="1.4cm" svg:x="3.8cm" svg:y="4.4cm">
          <text:p text:style-name="P11"><text:span text:style-name="T11">patt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3" draw:id="id3" draw:layer="layout" svg:width="6.4cm" svg:height="1.4cm" svg:x="11.4cm" svg:y="4.4cm">
          <text:p text:style-name="P11"><text:span text:style-name="T11">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1.2cm" svg:height="1.517cm" svg:x="10.4cm" svg:y="4.4cm">
          <draw:text-box>
            <text:p><text:span text:style-name="T12">{</text:span></text:p>
          </draw:text-box>
        </draw:frame>
        <draw:frame draw:style-name="gr6" draw:text-style-name="P13" draw:layer="layout" svg:width="1.2cm" svg:height="1.517cm" svg:x="18cm" svg:y="4.292cm">
          <draw:text-box>
            <text:p><text:span text:style-name="T12">}</text:span></text:p>
          </draw:text-box>
        </draw:frame>
        <draw:custom-shape draw:style-name="gr7" draw:text-style-name="P15" xml:id="id2" draw:id="id2" draw:layer="layout" svg:width="9.2cm" svg:height="5.6cm" svg:x="0.8cm" svg:y="8.8cm">
          <text:p text:style-name="P14"><text:span text:style-name="T13">BEGIN</text:span></text:p>
          <text:p text:style-name="P14"><text:span text:style-name="T13">END</text:span></text:p>
          <text:p text:style-name="P14"><text:span text:style-name="T11">general expression</text:span></text:p>
          <text:p text:style-name="P14"><text:span text:style-name="T13">regex</text:span></text:p>
          <text:p text:style-name="P14"><text:span text:style-name="T11">Relational expression</text:span></text:p>
          <text:p text:style-name="P14"><text:span text:style-name="T11">Pattern-matching ex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4" draw:id="id4" draw:layer="layout" svg:width="8.8cm" svg:height="5.4cm" svg:x="11.8cm" svg:y="9cm">
          <text:p text:style-name="P14"><text:span text:style-name="T11">Variable assignment</text:span></text:p>
          <text:p text:style-name="P14"><text:span text:style-name="T11">Array assignment</text:span></text:p>
          <text:p text:style-name="P14"><text:span text:style-name="T11">Input / output commands</text:span></text:p>
          <text:p text:style-name="P14"><text:span text:style-name="T11">Build-in functions</text:span></text:p>
          <text:p text:style-name="P14"><text:span text:style-name="T11">User-defined functions</text:span></text:p>
          <text:p text:style-name="P14"><text:span text:style-name="T11">Control lo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7" draw:layer="layout" draw:type="curve" svg:x1="7cm" svg:y1="5.8cm" svg:x2="5.4cm" svg:y2="8.8cm" draw:start-shape="id1" draw:start-glue-point="2" draw:end-shape="id2" draw:end-glue-point="0" svg:d="M7000 5800c0 2251-1600 752-1600 3000" svg:viewBox="0 0 1601 3001">
          <text:p/>
        </draw:connector>
        <draw:connector draw:style-name="gr9" draw:text-style-name="P17" draw:layer="layout" draw:type="curve" svg:x1="14.6cm" svg:y1="5.8cm" svg:x2="16.2cm" svg:y2="9cm" draw:start-shape="id3" draw:start-glue-point="2" draw:end-shape="id4" draw:end-glue-point="0" svg:d="M14600 5800c0 2401 1600 802 1600 3200" svg:viewBox="0 0 1601 3201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text-style-name="P2" draw:layer="layout" svg:width="9.2cm" svg:height="2.629cm" svg:x="1.4cm" svg:y="0.628cm" presentation:class="title" presentation:user-transformed="true">
          <draw:text-box>
            <text:p text:style-name="P1">execution</text:p>
          </draw:text-box>
        </draw:frame>
        <draw:custom-shape draw:style-name="gr10" draw:text-style-name="P20" xml:id="id5" draw:id="id5" draw:layer="layout" svg:width="6.8cm" svg:height="1.4cm" svg:x="1cm" svg:y="4.401cm">
          <text:p text:style-name="P19">BEGIN { <text:span text:style-name="T14">commands;</text:span>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0" xml:id="id7" draw:id="id7" draw:layer="layout" svg:width="6.4cm" svg:height="1.4cm" svg:x="1.4cm" svg:y="7.2cm">
          <text:p text:style-name="P19"><text:span text:style-name="T15">END { </text:span><text:span text:style-name="T14">commands; </text:span>}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10" draw:id="id10" draw:layer="layout" svg:width="6.8cm" svg:height="1.4cm" svg:x="0.9cm" svg:y="13.6cm">
          <text:p text:style-name="P19"><text:span text:style-name="T15"><text:s/></text:span><text:span text:style-name="T15">{ </text:span><text:span text:style-name="T14">commands; </text:span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12" draw:id="id12" draw:layer="layout" svg:width="6.8cm" svg:height="1.4cm" svg:x="1cm" svg:y="10.2cm">
          <text:p text:style-name="P19"><text:span text:style-name="T15">pattern { </text:span><text:span text:style-name="T14">commands;</text:span> }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xml:id="id6" draw:id="id6" draw:layer="layout" svg:width="11.2cm" svg:height="2.6cm" svg:x="10.4cm" svg:y="5.4cm">
          <text:p text:style-name="P2">Can appear anywhere in the script</text:p>
          <text:p text:style-name="P2">Can appear multiple times</text:p>
          <text:p text:style-name="P2">Can contain program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7" draw:layer="layout" draw:type="curve" svg:x1="7.8cm" svg:y1="5.101cm" svg:x2="10.4cm" svg:y2="6.7cm" draw:start-shape="id5" draw:start-glue-point="1" draw:end-shape="id6" draw:end-glue-point="3" svg:d="M7800 5101c1951 0 652 1599 2600 1599" svg:viewBox="0 0 2601 1600">
          <text:p/>
        </draw:connector>
        <draw:connector draw:style-name="gr15" draw:text-style-name="P17" draw:layer="layout" draw:type="curve" svg:x1="7.8cm" svg:y1="7.9cm" svg:x2="10.4cm" svg:y2="6.7cm" draw:start-shape="id7" draw:start-glue-point="1" draw:end-shape="id6" draw:end-glue-point="3" svg:d="M7800 7900c1951 0 652-1200 2600-1200" svg:viewBox="0 0 2601 1201">
          <text:p/>
        </draw:connector>
        <draw:custom-shape draw:style-name="gr16" draw:text-style-name="P21" xml:id="id8" draw:id="id8" draw:layer="layout" svg:width="11.2cm" svg:height="1.199cm" svg:x="10.4cm" svg:y="3.801cm">
          <text:p text:style-name="P2">Executed once, <text:span text:style-name="T14">before</text:span> files are 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xml:id="id9" draw:id="id9" draw:layer="layout" svg:width="11.2cm" svg:height="1.199cm" svg:x="10.4cm" svg:y="8.4cm">
          <text:p text:style-name="P2">Executed once, <text:span text:style-name="T14">after</text:span> files are 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7" draw:layer="layout" draw:type="curve" svg:x1="7.8cm" svg:y1="5.101cm" svg:x2="10.4cm" svg:y2="4.4cm" draw:start-shape="id5" draw:start-glue-point="1" draw:end-shape="id8" draw:end-glue-point="3" svg:d="M7800 5101c1951 0 652-701 2600-701" svg:viewBox="0 0 2601 702">
          <text:p/>
        </draw:connector>
        <draw:connector draw:style-name="gr15" draw:text-style-name="P17" draw:layer="layout" draw:type="curve" svg:x1="7.8cm" svg:y1="7.9cm" svg:x2="10.4cm" svg:y2="8.999cm" draw:start-shape="id7" draw:start-glue-point="1" draw:end-shape="id9" draw:end-glue-point="3" svg:d="M7800 7900c1951 0 652 1099 2600 1099" svg:viewBox="0 0 2601 1100">
          <text:p/>
        </draw:connector>
        <draw:custom-shape draw:style-name="gr18" draw:text-style-name="P21" xml:id="id13" draw:id="id13" draw:layer="layout" svg:width="14.2cm" svg:height="3.2cm" svg:x="11.8cm" svg:y="9.8cm">
          <text:p text:style-name="P2">Patterns can be combined with &amp;&amp; <text:span text:style-name="T10">||</text:span> !</text:p>
          <text:p text:style-name="P2">Range of records can be specified using comma</text:p>
          <text:p text:style-name="P2">Executed each record pattern evalutes to true</text:p>
          <text:p text:style-name="P2">Script can have multiple such 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xml:id="id11" draw:id="id11" draw:layer="layout" svg:width="13.6cm" svg:height="2.2cm" svg:x="11.6cm" svg:y="13.2cm">
          <text:p text:style-name="P2">Executed for all records</text:p>
          <text:p text:style-name="P2">Can have multiple such 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7" draw:layer="layout" draw:type="curve" svg:x1="7.7cm" svg:y1="14.3cm" svg:x2="11.6cm" svg:y2="14.3cm" draw:start-shape="id10" draw:start-glue-point="1" draw:end-shape="id11" draw:end-glue-point="3" svg:d="M7700 14300h3900" svg:viewBox="0 0 3901 1">
          <text:p/>
        </draw:connector>
        <draw:connector draw:style-name="gr21" draw:text-style-name="P17" draw:layer="layout" draw:type="curve" svg:x1="7.8cm" svg:y1="10.9cm" svg:x2="11.8cm" svg:y2="11.4cm" draw:start-shape="id12" draw:start-glue-point="1" draw:end-shape="id13" draw:end-glue-point="3" svg:d="M7800 10900c3001 0 1002 500 4000 500" svg:viewBox="0 0 4001 5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operators</text:p>
          </draw:text-box>
        </draw:frame>
        <draw:custom-shape draw:style-name="gr10" draw:text-style-name="P20" xml:id="id14" draw:id="id14" draw:layer="layout" svg:width="6.8cm" svg:height="1.4cm" svg:x="1.001cm" svg:y="4.402cm">
          <text:p text:style-name="P19">Assig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5" draw:id="id15" draw:layer="layout" svg:width="17.6cm" svg:height="1.4cm" svg:x="8.6cm" svg:y="4.4cm">
          <text:p text:style-name="P19">= <text:s/><text:span text:style-name="T10">+=</text:span> <text:s/>-= <text:s/><text:span text:style-name="T10">*=</text:span> <text:s/>/= <text:s/><text:span text:style-name="T10">%=</text:span> <text:s/>^= <text:s/><text:span text:style-name="T10">**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7" draw:layer="layout" draw:type="curve" svg:x1="7.801cm" svg:y1="5.102cm" svg:x2="8.6cm" svg:y2="5.1cm" draw:start-shape="id14" draw:start-glue-point="1" draw:end-shape="id15" draw:end-glue-point="3" svg:d="M7801 5102c600 0 201-2 799-2" svg:viewBox="0 0 800 3">
          <text:p/>
        </draw:connector>
        <draw:custom-shape draw:style-name="gr10" draw:text-style-name="P20" xml:id="id16" draw:id="id16" draw:layer="layout" svg:width="6.8cm" svg:height="1.4cm" svg:x="1.002cm" svg:y="6.203cm">
          <text:p text:style-name="P19">Logic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7" draw:id="id17" draw:layer="layout" svg:width="17.6cm" svg:height="1.4cm" svg:x="8.501cm" svg:y="6.201cm">
          <text:p text:style-name="P19">|| <text:s/><text:span text:style-name="T10">&amp;&amp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7" draw:layer="layout" draw:type="curve" svg:x1="7.802cm" svg:y1="6.903cm" svg:x2="8.501cm" svg:y2="6.901cm" draw:start-shape="id16" draw:start-glue-point="1" draw:end-shape="id17" draw:end-glue-point="3" svg:d="M7802 6903c525 0 176-2 699-2" svg:viewBox="0 0 700 3">
          <text:p/>
        </draw:connector>
        <draw:custom-shape draw:style-name="gr10" draw:text-style-name="P20" xml:id="id18" draw:id="id18" draw:layer="layout" svg:width="6.8cm" svg:height="1.4cm" svg:x="1.002cm" svg:y="8.103cm">
          <text:p text:style-name="P19">Algebra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9" draw:id="id19" draw:layer="layout" svg:width="17.6cm" svg:height="1.4cm" svg:x="8.601cm" svg:y="8.101cm">
          <text:p text:style-name="P19">+ <text:s/><text:span text:style-name="T10">-</text:span> <text:s/>* <text:s/><text:span text:style-name="T10">/</text:span> <text:s/>% <text:s/><text:span text:style-name="T10">^</text:span> <text:s/>*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7" draw:layer="layout" draw:type="curve" svg:x1="7.802cm" svg:y1="8.803cm" svg:x2="8.601cm" svg:y2="8.801cm" draw:start-shape="id18" draw:start-glue-point="1" draw:end-shape="id19" draw:end-glue-point="3" svg:d="M7802 8803c600 0 201-2 799-2" svg:viewBox="0 0 800 3">
          <text:p/>
        </draw:connector>
        <draw:custom-shape draw:style-name="gr10" draw:text-style-name="P20" xml:id="id20" draw:id="id20" draw:layer="layout" svg:width="6.8cm" svg:height="1.4cm" svg:x="1.003cm" svg:y="9.904cm">
          <text:p text:style-name="P19">Relatio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21" draw:id="id21" draw:layer="layout" svg:width="17.6cm" svg:height="1.4cm" svg:x="8.602cm" svg:y="9.902cm">
          <text:p text:style-name="P19">&gt; <text:s/><text:span text:style-name="T10">&lt;=</text:span> <text:s/>&gt; <text:s/><text:span text:style-name="T10">&gt;=</text:span> <text:s/>!= <text:s/><text:span text:style-name="T10">=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7" draw:layer="layout" draw:type="curve" svg:x1="7.803cm" svg:y1="10.604cm" svg:x2="8.602cm" svg:y2="10.602cm" draw:start-shape="id20" draw:start-glue-point="1" draw:end-shape="id21" draw:end-glue-point="3" svg:d="M7803 10604c600 0 201-2 799-2" svg:viewBox="0 0 800 3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Operators</text:p>
          </draw:text-box>
        </draw:frame>
        <draw:frame draw:style-name="standard" draw:layer="layout" svg:width="17.998cm" svg:height="11.207cm" svg:x="1.175cm" svg:y="3.38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9"><text:span text:style-name="T7">expr ? a : b</text:span></text:p>
              </table:table-cell>
              <table:table-cell table:style-name="lightblue3">
                <text:p>Conditional expression</text:p>
              </table:table-cell>
            </table:table-row>
            <table:table-row table:style-name="ro3">
              <table:table-cell table:style-name="ce3">
                <text:p text:style-name="P10"><text:span text:style-name="T7">a in array</text:span></text:p>
              </table:table-cell>
              <table:table-cell table:style-name="lightblue2">
                <text:p>Array membership</text:p>
              </table:table-cell>
            </table:table-row>
            <table:table-row table:style-name="ro3">
              <table:table-cell table:style-name="ce3">
                <text:p text:style-name="P10"><text:span text:style-name="T7">a ~ /regex/</text:span></text:p>
              </table:table-cell>
              <table:table-cell table:style-name="lightblue1">
                <text:p>Regular expression match</text:p>
              </table:table-cell>
            </table:table-row>
            <table:table-row table:style-name="ro3">
              <table:table-cell table:style-name="ce3">
                <text:p text:style-name="P10"><text:span text:style-name="T7">a !~ /regex/</text:span></text:p>
              </table:table-cell>
              <table:table-cell table:style-name="lightblue2">
                <text:p>Negation of regular expression match</text:p>
              </table:table-cell>
            </table:table-row>
            <table:table-row table:style-name="ro3">
              <table:table-cell table:style-name="ce3">
                <text:p text:style-name="P10"><text:span text:style-name="T7">++</text:span></text:p>
              </table:table-cell>
              <table:table-cell table:style-name="lightblue1">
                <text:p>Increment, both prefix and postfix</text:p>
              </table:table-cell>
            </table:table-row>
            <table:table-row table:style-name="ro3">
              <table:table-cell table:style-name="ce3">
                <text:p text:style-name="P10"><text:span text:style-name="T7">--</text:span></text:p>
              </table:table-cell>
              <table:table-cell table:style-name="lightblue2">
                <text:p><text:span text:style-name="T16">decrement</text:span>, both prefix and postfix </text:p>
              </table:table-cell>
            </table:table-row>
            <table:table-row table:style-name="ro3">
              <table:table-cell table:style-name="ce3">
                <text:p text:style-name="P10"><text:span text:style-name="T7">$</text:span></text:p>
              </table:table-cell>
              <table:table-cell table:style-name="lightblue1">
                <text:p>Field reference</text:p>
              </table:table-cell>
            </table:table-row>
            <table:table-row table:style-name="ro3">
              <table:table-cell table:style-name="ce3"/>
              <table:table-cell table:style-name="lightblue2">
                <text:p>Blank is for concatenatio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Functions and commands</text:p>
          </draw:text-box>
        </draw:frame>
        <draw:frame draw:style-name="standard" draw:layer="layout" svg:width="23.381cm" svg:height="12.001cm" svg:x="1.218cm" svg:y="3.51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4">
                <text:p text:style-name="P9">Arithmetic</text:p>
              </table:table-cell>
              <table:table-cell table:style-name="ce5">
                <text:p text:style-name="P22"><text:span text:style-name="T17">atan2 </text:span><text:span text:style-name="T18">cos</text:span><text:span text:style-name="T17"> exp </text:span><text:span text:style-name="T18">int</text:span><text:span text:style-name="T17"> log </text:span><text:span text:style-name="T18">rand</text:span><text:span text:style-name="T17"> sin </text:span><text:span text:style-name="T18">sqrt</text:span><text:span text:style-name="T17"> srand</text:span></text:p>
              </table:table-cell>
            </table:table-row>
            <table:table-row table:style-name="ro4">
              <table:table-cell table:style-name="ce4">
                <text:p text:style-name="P9">String</text:p>
              </table:table-cell>
              <table:table-cell table:style-name="ce5">
                <text:p text:style-name="P22"><text:span text:style-name="T18">asort</text:span><text:span text:style-name="T17"> asorti </text:span><text:span text:style-name="T18">gsub</text:span><text:span text:style-name="T17"> index </text:span><text:span text:style-name="T18">length</text:span><text:span text:style-name="T17"> match </text:span><text:span text:style-name="T18">split</text:span><text:span text:style-name="T17"> sprintf </text:span><text:span text:style-name="T18">strtonum</text:span><text:span text:style-name="T17"> sub </text:span><text:span text:style-name="T18">substr</text:span><text:span text:style-name="T17"> tolower </text:span><text:span text:style-name="T18">toupper</text:span></text:p>
              </table:table-cell>
            </table:table-row>
            <table:table-row table:style-name="ro4">
              <table:table-cell table:style-name="ce4">
                <text:p text:style-name="P9">Control Flow</text:p>
              </table:table-cell>
              <table:table-cell table:style-name="ce6">
                <text:p text:style-name="P23"><text:span text:style-name="T17">break </text:span><text:span text:style-name="T18">continue</text:span><text:span text:style-name="T17"> do </text:span><text:span text:style-name="T18">while</text:span><text:span text:style-name="T17"> exit </text:span><text:span text:style-name="T18">for</text:span><text:span text:style-name="T17"> if </text:span><text:span text:style-name="T18">else</text:span><text:span text:style-name="T17"> return </text:span></text:p>
              </table:table-cell>
            </table:table-row>
            <table:table-row table:style-name="ro4">
              <table:table-cell table:style-name="ce4">
                <text:p text:style-name="P9">Input / Output</text:p>
              </table:table-cell>
              <table:table-cell table:style-name="ce6">
                <text:p text:style-name="P23"><text:span text:style-name="T18">close</text:span><text:span text:style-name="T17"> fflush </text:span><text:span text:style-name="T18">getline</text:span><text:span text:style-name="T17"> next </text:span><text:span text:style-name="T18">nextline</text:span><text:span text:style-name="T17"> print </text:span><text:span text:style-name="T18">printf</text:span></text:p>
              </table:table-cell>
            </table:table-row>
            <table:table-row table:style-name="ro5">
              <table:table-cell table:style-name="ce4">
                <text:p text:style-name="P9">Programming</text:p>
              </table:table-cell>
              <table:table-cell table:style-name="ce2">
                <text:p><text:span text:style-name="T2">extension</text:span> delete <text:span text:style-name="T2">function</text:span> system</text:p>
              </table:table-cell>
            </table:table-row>
            <table:table-row table:style-name="ro5">
              <table:table-cell table:style-name="ce4">
                <text:p text:style-name="P9">bit-wise</text:p>
              </table:table-cell>
              <table:table-cell table:style-name="ce6">
                <text:p text:style-name="P23"><text:span text:style-name="T7">and </text:span><text:span text:style-name="T6">compl</text:span><text:span text:style-name="T7"> lshift </text:span><text:span text:style-name="T6">or</text:span><text:span text:style-name="T7"> rshift </text:span><text:span text:style-name="T6">xo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array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Associative arrays</text:p>
              </text:list-item>
              <text:list-item>
                <text:p>Sparse storage</text:p>
              </text:list-item>
              <text:list-item>
                <text:p>Index need not be integer</text:p>
              </text:list-item>
              <text:list-item>
                <text:p><text:span text:style-name="T7">arr[index]=value</text:span></text:p>
              </text:list-item>
              <text:list-item>
                <text:p><text:span text:style-name="T7">for (var in arr) </text:span></text:p>
              </text:list-item>
              <text:list-item>
                <text:p><text:span text:style-name="T7">delete arr[index]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Loops</text:p>
          </draw:text-box>
        </draw:frame>
        <draw:custom-shape draw:style-name="gr24" draw:text-style-name="P7" draw:layer="layout" svg:width="8.2cm" svg:height="5cm" svg:x="1.4cm" svg:y="3.2cm">
          <text:p text:style-name="P6"><text:span text:style-name="T6">for (a in array)</text:span></text:p>
          <text:p text:style-name="P6"><text:span text:style-name="T6">{</text:span></text:p>
          <text:p text:style-name="P6"><text:span text:style-name="T6"><text:tab/></text:span><text:span text:style-name="T6">print a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8.2cm" svg:height="5cm" svg:x="1.4cm" svg:y="9cm">
          <text:p text:style-name="P6"><text:span text:style-name="T6">for (i=1;i&lt;n;i++)</text:span></text:p>
          <text:p text:style-name="P6"><text:span text:style-name="T6">{</text:span></text:p>
          <text:p text:style-name="P6"><text:span text:style-name="T6"><text:tab/></text:span><text:span text:style-name="T6">print i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8.2cm" svg:height="5cm" svg:x="10.4cm" svg:y="3.257cm">
          <text:p text:style-name="P6"><text:span text:style-name="T6">if (a &gt; b)</text:span></text:p>
          <text:p text:style-name="P6"><text:span text:style-name="T6">{</text:span></text:p>
          <text:p text:style-name="P6"><text:span text:style-name="T6"><text:tab/></text:span><text:span text:style-name="T6">print a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8.2cm" svg:height="5cm" svg:x="10.4cm" svg:y="9cm">
          <text:p text:style-name="P6"><text:span text:style-name="T6">while (a &lt; n)</text:span></text:p>
          <text:p text:style-name="P6"><text:span text:style-name="T6">{</text:span></text:p>
          <text:p text:style-name="P6"><text:span text:style-name="T6"><text:tab/></text:span><text:span text:style-name="T6">print a</text:span></text:p>
          <text:p text:style-name="P6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8.2cm" svg:height="5cm" svg:x="19.2cm" svg:y="9cm">
          <text:p text:style-name="P6"><text:span text:style-name="T6">do</text:span></text:p>
          <text:p text:style-name="P6"><text:span text:style-name="T6">{</text:span></text:p>
          <text:p text:style-name="P6"><text:span text:style-name="T6"><text:tab/></text:span><text:span text:style-name="T6">print a</text:span></text:p>
          <text:p text:style-name="P6"><text:span text:style-name="T6">} while (a &lt; 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functions</text:p>
          </draw:text-box>
        </draw:frame>
        <draw:custom-shape draw:style-name="gr25" draw:text-style-name="P24" draw:layer="layout" svg:width="16cm" svg:height="1.4cm" svg:x="1.401cm" svg:y="3.201cm">
          <text:p text:style-name="P8"><text:span text:style-name="T7">cat infile |awk -f mylib -f myscript.aw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1.6cm" svg:height="7.909cm" svg:x="1.6cm" svg:y="6.491cm">
          <text:p text:style-name="P6"><text:span text:style-name="T6">function myfunc1()</text:span></text:p>
          <text:p text:style-name="P6"><text:span text:style-name="T6">{</text:span></text:p>
          <text:p text:style-name="P6"><text:span text:style-name="T6"><text:tab/></text:span><text:span text:style-name="T6">printf “%s\n”, $1</text:span></text:p>
          <text:p text:style-name="P6"><text:span text:style-name="T6">}</text:span></text:p>
          <text:p text:style-name="P6"><text:span text:style-name="T6"/></text:p>
          <text:p text:style-name="P25"><text:span text:style-name="T6">function myfunc2(a)</text:span></text:p>
          <text:p text:style-name="P25"><text:span text:style-name="T6">{</text:span></text:p>
          <text:p text:style-name="P25"><text:span text:style-name="T6"><text:tab/></text:span><text:span text:style-name="T6">return a*rand()</text:span></text:p>
          <text:p text:style-name="P2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1.6cm" svg:height="1.091cm" svg:x="1.6cm" svg:y="5.4cm">
          <text:p text:style-name="P8"><text:span text:style-name="T7">mylib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1.6cm" svg:height="7.909cm" svg:x="14.6cm" svg:y="6.491cm">
          <text:p text:style-name="P6"><text:span text:style-name="T6">BEGIN</text:span></text:p>
          <text:p text:style-name="P6"><text:span text:style-name="T6">{</text:span></text:p>
          <text:p text:style-name="P6"><text:span text:style-name="T6"><text:tab/></text:span><text:span text:style-name="T6">a=1</text:span></text:p>
          <text:p text:style-name="P6"><text:span text:style-name="T6">}</text:span></text:p>
          <text:p text:style-name="P6"><text:span text:style-name="T6">{</text:span></text:p>
          <text:p text:style-name="P25"><text:span text:style-name="T6"><text:tab/></text:span><text:span text:style-name="T6">myfunc1()</text:span></text:p>
          <text:p text:style-name="P25"><text:span text:style-name="T6"><text:tab/></text:span><text:span text:style-name="T6">b = myfunc2(a)</text:span></text:p>
          <text:p text:style-name="P25"><text:span text:style-name="T6"><text:tab/></text:span><text:span text:style-name="T6">print b</text:span></text:p>
          <text:p text:style-name="P25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1.6cm" svg:height="1.091cm" svg:x="14.6cm" svg:y="5.4cm">
          <text:p text:style-name="P8"><text:span text:style-name="T7">myscript.aw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Pretty printing</text:p>
          </draw:text-box>
        </draw:frame>
        <draw:custom-shape draw:style-name="gr25" draw:text-style-name="P24" draw:layer="layout" svg:width="16cm" svg:height="1.4cm" svg:x="1.4cm" svg:y="3.2cm">
          <text:p text:style-name="P8"><text:span text:style-name="T7">printf “format”, a, b,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7.4cm" svg:height="1.4cm" svg:x="5.8cm" svg:y="5.4cm">
          <text:p text:style-name="P19">%[modifier]control-le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7" draw:layer="layout" svg:x1="9.2cm" svg:y1="4.2cm" svg:x2="9.2cm" svg:y2="5.4cm">
          <text:p/>
        </draw:line>
        <draw:frame draw:style-name="standard" draw:layer="layout" svg:width="8.704cm" svg:height="6.499cm" svg:x="6.473cm" svg:y="8.87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7">
                <text:p text:style-name="P9"><text:span text:style-name="T7">c</text:span></text:p>
              </table:table-cell>
              <table:table-cell table:style-name="ce2">
                <text:p>ascii char</text:p>
              </table:table-cell>
            </table:table-row>
            <table:table-row table:style-name="ro6">
              <table:table-cell table:style-name="ce7">
                <text:p text:style-name="P10"><text:span text:style-name="T7">d</text:span></text:p>
              </table:table-cell>
              <table:table-cell table:style-name="ce2">
                <text:p>integer</text:p>
              </table:table-cell>
            </table:table-row>
            <table:table-row table:style-name="ro6">
              <table:table-cell table:style-name="ce7">
                <text:p text:style-name="P10"><text:span text:style-name="T7">i</text:span></text:p>
              </table:table-cell>
              <table:table-cell table:style-name="ce2">
                <text:p>integer</text:p>
              </table:table-cell>
            </table:table-row>
            <table:table-row table:style-name="ro6">
              <table:table-cell table:style-name="ce7">
                <text:p text:style-name="P10"><text:span text:style-name="T7">e</text:span></text:p>
              </table:table-cell>
              <table:table-cell table:style-name="ce2">
                <text:p>scientific notation</text:p>
              </table:table-cell>
            </table:table-row>
            <table:table-row table:style-name="ro6">
              <table:table-cell table:style-name="ce7">
                <text:p text:style-name="P10"><text:span text:style-name="T7">f</text:span></text:p>
              </table:table-cell>
              <table:table-cell table:style-name="ce2">
                <text:p>floating notation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612cm" svg:height="6.499cm" svg:x="15.751cm" svg:y="8.91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>
              <table:table-cell table:style-name="ce7">
                <text:p text:style-name="P9"><text:span text:style-name="T7">g</text:span></text:p>
              </table:table-cell>
              <table:table-cell table:style-name="ce2">
                <text:p>shorter of scientific &amp; float</text:p>
              </table:table-cell>
            </table:table-row>
            <table:table-row table:style-name="ro6">
              <table:table-cell table:style-name="ce7">
                <text:p text:style-name="P10"><text:span text:style-name="T7">o</text:span></text:p>
              </table:table-cell>
              <table:table-cell table:style-name="ce2">
                <text:p>octal value</text:p>
              </table:table-cell>
            </table:table-row>
            <table:table-row table:style-name="ro6">
              <table:table-cell table:style-name="ce7">
                <text:p text:style-name="P10"><text:span text:style-name="T7">s</text:span></text:p>
              </table:table-cell>
              <table:table-cell table:style-name="ce2">
                <text:p>string text</text:p>
              </table:table-cell>
            </table:table-row>
            <table:table-row table:style-name="ro6">
              <table:table-cell table:style-name="ce7">
                <text:p text:style-name="P10"><text:span text:style-name="T7">x</text:span></text:p>
              </table:table-cell>
              <table:table-cell table:style-name="ce2">
                <text:p>hexadecimal value</text:p>
              </table:table-cell>
            </table:table-row>
            <table:table-row table:style-name="ro6">
              <table:table-cell table:style-name="ce7">
                <text:p text:style-name="P10"><text:span text:style-name="T7">X</text:span></text:p>
              </table:table-cell>
              <table:table-cell table:style-name="ce2">
                <text:p>hexadecimal value in caps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9" draw:text-style-name="P17" draw:layer="layout" svg:x1="11.4cm" svg:y1="6.6cm" svg:x2="10cm" svg:y2="8.6cm">
          <text:p/>
        </draw:line>
        <draw:line draw:style-name="gr9" draw:text-style-name="P17" draw:layer="layout" svg:x1="11.4cm" svg:y1="6.6cm" svg:x2="20cm" svg:y2="8.4cm">
          <text:p/>
        </draw:line>
        <draw:frame draw:style-name="standard" draw:layer="layout" svg:width="5.856cm" svg:height="4.116cm" svg:x="0.343cm" svg:y="8.999cm">
          <table:table table:template-name="seetang" table:use-first-row-styles="true" table:use-banding-rows-styles="true">
            <table:table-column table:style-name="co11"/>
            <table:table-row table:style-name="ro7">
              <table:table-cell table:style-name="seetang3">
                <text:p>width</text:p>
              </table:table-cell>
            </table:table-row>
            <table:table-row table:style-name="ro7">
              <table:table-cell table:style-name="seetang2">
                <text:p>prec</text:p>
              </table:table-cell>
            </table:table-row>
            <table:table-row table:style-name="ro8">
              <table:table-cell table:style-name="seetang1">
                <text:p><text:span text:style-name="T12">-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9" draw:text-style-name="P17" draw:layer="layout" svg:x1="8.2cm" svg:y1="6.6cm" svg:x2="3.4cm" svg:y2="8.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 text:style-name="P1">bash + awk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Including awk inside shell script</text:p>
              </text:list-item>
              <text:list-item>
                <text:p>heredoc feature</text:p>
              </text:list-item>
              <text:list-item>
                <text:p>Use with other shell scripts on command line using pip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9" draw:text-style-name="P28" draw:layer="layout" svg:width="23.2cm" svg:height="3.449cm" svg:x="2.2cm" svg:y="5.551cm">
          <draw:text-box>
            <text:p text:style-name="P26"><text:span text:style-name="T14">awk is available everywhere !</text:span></text:p>
            <text:p text:style-name="P26"><text:span text:style-name="T14">awk is a programming language, quick to code and fast in execution</text:span></text:p>
            <text:p text:style-name="P27"><text:span text:style-name="T14">combine it on the command line with other scri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05:31.346117583</meta:creation-date>
    <dc:date>2022-01-28T14:51:02.614615142</dc:date>
    <meta:editing-duration>PT1H44M3S</meta:editing-duration>
    <meta:editing-cycles>26</meta:editing-cycles>
    <meta:generator>LibreOffice/6.4.7.2$Linux_X86_64 LibreOffice_project/40$Build-2</meta:generator>
    <meta:document-statistic meta:object-count="138"/>
  </office:meta>
</office:document-meta>
</file>